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Khmer OS System" svg:font-family="'Khmer OS Syste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letter-spacing="normal" fo:font-weight="bold" officeooo:paragraph-rsid="001f3f71" style:font-weight-asian="bold" style:font-name-complex="Khmer OS System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font-size="11pt" fo:letter-spacing="normal" fo:font-weight="bold" officeooo:paragraph-rsid="001f3f71" style:font-size-asian="11pt" style:font-weight-asian="bold" style:font-name-complex="Khmer OS System" style:font-size-complex="11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font-size="11pt" fo:letter-spacing="normal" fo:font-weight="bold" officeooo:rsid="001f3f71" officeooo:paragraph-rsid="001f3f71" style:font-size-asian="11pt" style:font-weight-asian="bold" style:font-name-complex="Khmer OS System" style:font-size-complex="11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font-size="16pt" fo:letter-spacing="normal" fo:font-weight="normal" officeooo:rsid="001f3f71" officeooo:paragraph-rsid="001f3f71" style:font-size-asian="16pt" style:font-weight-asian="normal" style:font-name-complex="Khmer OS System" style:font-size-complex="16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style:font-name="Khmer OS System" fo:font-size="12pt" fo:letter-spacing="normal" fo:font-weight="normal" officeooo:rsid="001f3f71" officeooo:paragraph-rsid="001f3f71" style:font-size-asian="12pt" style:font-weight-asian="normal" style:font-name-complex="Khmer OS System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font-name="Khmer OS System" fo:font-size="10.5pt" fo:letter-spacing="normal" fo:font-weight="bold" officeooo:rsid="001f3f71" officeooo:paragraph-rsid="001f3f71" style:font-size-asian="10.5pt" style:font-weight-asian="bold" style:font-name-complex="Khmer OS System" style:font-size-complex="10.5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Khmer OS System" fo:font-size="10.5pt" fo:letter-spacing="normal" fo:font-weight="normal" officeooo:rsid="001f3f71" officeooo:paragraph-rsid="001f3f71" style:font-size-asian="10.5pt" style:font-weight-asian="normal" style:font-name-complex="Khmer OS System" style:font-size-complex="10.5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font-size="11pt" fo:letter-spacing="normal" fo:font-weight="bold" officeooo:rsid="0021dd40" officeooo:paragraph-rsid="0021dd40" style:font-size-asian="11pt" style:font-weight-asian="bold" style:font-name-complex="Khmer OS System" style:font-size-complex="11pt" style:font-style-complex="normal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name-complex="Khmer OS" style:font-size-complex="12pt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2069c5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2pt" style:font-size-asian="12pt" style:font-name-complex="Khmer OS" style:font-size-complex="12pt"/>
    </style:style>
    <style:style style:name="gr1" style:family="graphic">
      <style:graphic-properties draw:stroke="none" svg:stroke-color="#000000" draw:fill="none" draw:fill-color="#ffffff" fo:min-height="0.2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ព្រះរាជាណាចក្រកម្ពុជា </text:p>
      <text:p text:style-name="P1">ជាតិ សាសនា ព្រះមហាក្សត្រ</text:p>
      <text:p text:style-name="P8"><draw:frame text:anchor-type="paragraph" draw:z-index="1" draw:name="Text Frame 2" draw:style-name="gr4" draw:text-style-name="P11" svg:width="3.4898in" svg:height="0.7949in" svg:x="3.9902in" svg:y="1.7354in"><draw:text-box><text:p><text:span text:style-name="T4">ថ្ងៃ​ …</text:span><text:span text:style-name="T4">....... </text:span><text:span text:style-name="T4">ខែ …</text:span><text:span text:style-name="T4">......... </text:span><text:span text:style-name="T4">ឆ្នាំ …</text:span><text:span text:style-name="T4">......</text:span></text:p><text:p><text:span text:style-name="T4">រាជធានីភ្នំ៻ពេញ​ </text:span><text:span text:style-name="T4">{d.date}</text:span></text:p></draw:text-box></draw:frame><draw:frame text:anchor-type="paragraph" draw:z-index="2" draw:name="Text Frame 3" draw:style-name="gr3" draw:text-style-name="P10" svg:width="0.5669in" svg:height="0.2335in" svg:x="4.2654in" svg:y="1.7354in"><draw:text-box><text:p><text:span text:style-name="T3">{d.day}</text:span></text:p></draw:text-box></draw:frame><draw:frame text:anchor-type="paragraph" draw:z-index="3" draw:name="Text Frame 4" draw:style-name="gr2" draw:text-style-name="P10" svg:width="0.7252in" svg:height="0.1976in" svg:x="5.0402in" svg:y="1.7354in"><draw:text-box><text:p><text:span text:style-name="T3">{d.month}</text:span></text:p></draw:text-box></draw:frame><draw:frame text:anchor-type="paragraph" draw:z-index="4" draw:name="Text Frame 5" draw:style-name="gr2" draw:text-style-name="P10" svg:width="0.7252in" svg:height="0.1976in" svg:x="5.9028in" svg:y="1.7354in"><draw:text-box><text:p><text:span text:style-name="T3">{d.year}</text:span></text:p></draw:text-box></draw:frame>{d.image}</text:p>
      <text:p text:style-name="P2"><draw:frame text:anchor-type="paragraph" draw:z-index="0" draw:name="Text Frame 1" draw:style-name="gr5" draw:text-style-name="P12" svg:width="1.8543in" svg:height="0.1925in" svg:x="0.9602in" svg:y="0.2283in"><draw:text-box><text:p>{d.number}</text:p></draw:text-box></draw:frame>ក្រសួងប្រៃសណីយ៍និងទូរគមនាគមន៍</text:p>
      <text:p text:style-name="P3">លេខ៾៾: …………………………………</text:p>
      <text:p text:style-name="P3"/>
      <text:p text:style-name="P3"/>
      <text:p text:style-name="P4"><draw:frame text:anchor-type="paragraph" draw:z-index="5" draw:name="Text Frame 6" draw:style-name="gr1" draw:text-style-name="P10" svg:width="1.2551in" svg:height="0.2059in" svg:x="3.5819in" svg:y="0.3346in"><draw:text-box><text:p><text:span text:style-name="T3">{d.ministryname}</text:span></text:p></draw:text-box></draw:frame>សូមជម្រាបជូន</text:p>
      <text:p text:style-name="P5">ឯកឧត្តមរដ្ឋមន្ត្រីក្រសួង…………………………</text:p>
      <text:p text:style-name="P5"><draw:frame text:anchor-type="paragraph" draw:z-index="6" draw:name="Text Frame 7" draw:style-name="gr1" draw:text-style-name="P10" svg:width="5.1224in" svg:height="0.2059in" svg:x="0.6264in" svg:y="0.2744in"><draw:text-box><text:p><text:span text:style-name="T3">{d.kam}</text:span></text:p></draw:text-box></draw:frame></text:p>
      <text:p text:style-name="P7"><draw:frame text:anchor-type="paragraph" draw:z-index="7" draw:name="Text Frame 8" draw:style-name="gr1" draw:text-style-name="P10" svg:width="4.276in" svg:height="0.2059in" svg:x="0.6264in" svg:y="0.2398in"><draw:text-box><text:p><text:span text:style-name="T3">{d.resource}</text:span></text:p></draw:text-box></draw:frame>កម្មវត្ថុ : ………………………………………………………………………………………………………………</text:p>
      <text:p text:style-name="P7">យោង : …………………………………………………………………………………………… (ប្រសិនបើមាន)</text:p>
      <text:p text:style-name="P7"><text:tab/>សេចក្តីដូចមានចែងក្នុងកម្មវត្ថុ និងយោងខាងលើ ខ្ញុំសូមជម្រាបជូន ឯកឧត្តមរដ្ឋមន្ត្រី ជ្រាបថា<text:line-break/><text:tab/><text:span text:style-name="T1">{d.description}</text:span>។</text:p>
      <text:p text:style-name="P6"><draw:frame text:anchor-type="paragraph" draw:z-index="8" draw:name="Text Frame 9" draw:style-name="gr1" draw:text-style-name="P9" svg:width="3.4169in" svg:height="0.2059in" svg:x="3.25in" svg:y="0.2189in"><draw:text-box><text:p><text:span text:style-name="T2">{d.ministername}</text:span></text:p></draw:text-box></draw:frame></text:p>
      <text:p text:style-name="P7">សេចក្តីដូចបានជម្រាបជូនខាងលើ សូម ឯកឧត្តម……………………………………………………………………………. ដោយអនុគ្រោះ តាមការគួរ។ </text:p>
      <text:p text:style-name="P7"><text:tab/>សូម ឯកឧត្តម ទទួលនូវការរាប់អានដ៏ស្មោះស្ម័គ្រពីខ្ញុំ។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Khmer OS System" svg:font-family="'Khmer OS Syste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19:47.181489394</meta:creation-date>
    <dc:date>2024-01-29T10:48:23.936250746</dc:date>
    <meta:editing-duration>PT5M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34" meta:character-count="393" meta:non-whitespace-character-count="369"/>
  </office:meta>
</office:document-meta>
</file>